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 * x</text:p>
          </table:table-cell>
          <table:table-cell office:value-type="string" calcext:value-type="string">
            <text:p>4 * x^2</text:p>
          </table:table-cell>
          <table:table-cell office:value-type="string" calcext:value-type="string">
            <text:p>4*X^2 — 2</text:p>
          </table:table-cell>
          <table:table-cell office:value-type="string" calcext:value-type="string">
            <text:p>2*x*(4*x^2 — 2)</text:p>
          </table:table-cell>
          <table:table-cell office:value-type="string" calcext:value-type="string">
            <text:p>(4*x^2 — 2)^2</text:p>
          </table:table-cell>
          <table:table-cell office:value-type="string" calcext:value-type="string">
            <text:p>2*x*y</text:p>
          </table:table-cell>
          <table:table-cell office:value-type="string" calcext:value-type="string">
            <text:p>(4*x^2 -2)y</text:p>
          </table:table-cell>
          <table:table-cell office:value-type="string" calcext:value-type="string">
            <text:p>Fi = </text:p>
          </table:table-cell>
          <table:table-cell office:value-type="string" calcext:value-type="string">
            <text:p>Fi — y</text:p>
          </table:table-cell>
          <table:table-cell office:value-type="string" calcext:value-type="string">
            <text:p>sq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2*[.B2]" office:value-type="float" office:value="-2" calcext:value-type="float">
            <text:p>-2</text:p>
          </table:table-cell>
          <table:table-cell table:formula="of:=4 * [.B2]*[.B2]" office:value-type="float" office:value="4" calcext:value-type="float">
            <text:p>4</text:p>
          </table:table-cell>
          <table:table-cell table:formula="of:=4*[.B2]*[.B2]-2" office:value-type="float" office:value="2" calcext:value-type="float">
            <text:p>2</text:p>
          </table:table-cell>
          <table:table-cell table:formula="of:=2*[.B2]*(4 *[.B2]*[.B2]-2)" office:value-type="float" office:value="-4" calcext:value-type="float">
            <text:p>-4</text:p>
          </table:table-cell>
          <table:table-cell table:formula="of:=(4*[.B2]^2 -2)^2" office:value-type="float" office:value="4" calcext:value-type="float">
            <text:p>4</text:p>
          </table:table-cell>
          <table:table-cell table:formula="of:=2*[.B2]*[.C2]" office:value-type="float" office:value="-2" calcext:value-type="float">
            <text:p>-2</text:p>
          </table:table-cell>
          <table:table-cell table:formula="of:=(4*[.B2]^2-2)*[.C2]" office:value-type="float" office:value="2" calcext:value-type="float">
            <text:p>2</text:p>
          </table:table-cell>
          <table:table-cell table:formula="of:=[.$D$28] + 2 * [.B2] * [.$E$28] + [.$F$28]*[.F2]" office:value-type="float" office:value="0.903343159084288" calcext:value-type="float">
            <text:p>0,9033431591</text:p>
          </table:table-cell>
          <table:table-cell table:formula="of:=ABS([.K2]-[.C2])" office:value-type="float" office:value="0.096656840915712" calcext:value-type="float">
            <text:p>0,0966568409</text:p>
          </table:table-cell>
          <table:table-cell table:formula="of:=[.L2]^2" office:value-type="float" office:value="0.00934254489580526" calcext:value-type="float">
            <text:p>0,0093425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-0.25" calcext:value-type="float">
            <text:p>-0,25</text:p>
          </table:table-cell>
          <table:table-cell table:formula="of:=2*[.B3]" office:value-type="float" office:value="-1" calcext:value-type="float">
            <text:p>-1</text:p>
          </table:table-cell>
          <table:table-cell table:formula="of:=4 * [.B3]*[.B3]" office:value-type="float" office:value="1" calcext:value-type="float">
            <text:p>1</text:p>
          </table:table-cell>
          <table:table-cell table:formula="of:=4*[.B3]*[.B3]-2" office:value-type="float" office:value="-1" calcext:value-type="float">
            <text:p>-1</text:p>
          </table:table-cell>
          <table:table-cell table:formula="of:=2*[.B3]*(4 *[.B3]*[.B3]-2)" office:value-type="float" office:value="1" calcext:value-type="float">
            <text:p>1</text:p>
          </table:table-cell>
          <table:table-cell table:formula="of:=(4*[.B3]^2 -2)^2" office:value-type="float" office:value="1" calcext:value-type="float">
            <text:p>1</text:p>
          </table:table-cell>
          <table:table-cell table:formula="of:=2*[.B3]*[.C3]" office:value-type="float" office:value="0.25" calcext:value-type="float">
            <text:p>0,25</text:p>
          </table:table-cell>
          <table:table-cell table:formula="of:=(4*[.B3]^2-2)*[.C3]" office:value-type="float" office:value="0.25" calcext:value-type="float">
            <text:p>0,25</text:p>
          </table:table-cell>
          <table:table-cell table:formula="of:=[.$D$28] + 2 * [.B3] * [.$E$28] + [.$F$28]*[.F3]" office:value-type="float" office:value="0.0285280595045033" calcext:value-type="float">
            <text:p>0,0285280595</text:p>
          </table:table-cell>
          <table:table-cell table:formula="of:=ABS([.K3]-[.C3])" office:value-type="float" office:value="0.278528059504503" calcext:value-type="float">
            <text:p>0,2785280595</text:p>
          </table:table-cell>
          <table:table-cell table:formula="of:=[.L3]^2" office:value-type="float" office:value="0.0775778799313441" calcext:value-type="float">
            <text:p>0,07757787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[.B4]" office:value-type="float" office:value="0" calcext:value-type="float">
            <text:p>0</text:p>
          </table:table-cell>
          <table:table-cell table:formula="of:=4 * [.B4]*[.B4]" office:value-type="float" office:value="0" calcext:value-type="float">
            <text:p>0</text:p>
          </table:table-cell>
          <table:table-cell table:formula="of:=4*[.B4]*[.B4]-2" office:value-type="float" office:value="-2" calcext:value-type="float">
            <text:p>-2</text:p>
          </table:table-cell>
          <table:table-cell table:formula="of:=2*[.B4]*(4 *[.B4]*[.B4]-2)" office:value-type="float" office:value="-0" calcext:value-type="float">
            <text:p>0</text:p>
          </table:table-cell>
          <table:table-cell table:formula="of:=(4*[.B4]^2 -2)^2" office:value-type="float" office:value="4" calcext:value-type="float">
            <text:p>4</text:p>
          </table:table-cell>
          <table:table-cell table:formula="of:=2*[.B4]*[.C4]" office:value-type="float" office:value="0" calcext:value-type="float">
            <text:p>0</text:p>
          </table:table-cell>
          <table:table-cell table:formula="of:=(4*[.B4]^2-2)*[.C4]" office:value-type="float" office:value="-0" calcext:value-type="float">
            <text:p>0</text:p>
          </table:table-cell>
          <table:table-cell table:formula="of:=[.$D$28] + 2 * [.B4] * [.$E$28] + [.$F$28]*[.F4]" office:value-type="float" office:value="-0.247736268612981" calcext:value-type="float">
            <text:p>-0,2477362686</text:p>
          </table:table-cell>
          <table:table-cell table:formula="of:=ABS([.K4]-[.C4])" office:value-type="float" office:value="0.247736268612981" calcext:value-type="float">
            <text:p>0,2477362686</text:p>
          </table:table-cell>
          <table:table-cell table:formula="of:=[.L4]^2" office:value-type="float" office:value="0.061373258786283" calcext:value-type="float">
            <text:p>0,0613732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.25" calcext:value-type="float">
            <text:p>0,25</text:p>
          </table:table-cell>
          <table:table-cell table:formula="of:=2*[.B5]" office:value-type="float" office:value="1.34" calcext:value-type="float">
            <text:p>1,34</text:p>
          </table:table-cell>
          <table:table-cell table:formula="of:=4 * [.B5]*[.B5]" office:value-type="float" office:value="1.7956" calcext:value-type="float">
            <text:p>1,7956</text:p>
          </table:table-cell>
          <table:table-cell table:formula="of:=4*[.B5]*[.B5]-2" office:value-type="float" office:value="-0.2044" calcext:value-type="float">
            <text:p>-0,2044</text:p>
          </table:table-cell>
          <table:table-cell table:formula="of:=2*[.B5]*(4 *[.B5]*[.B5]-2)" office:value-type="float" office:value="-0.273896" calcext:value-type="float">
            <text:p>-0,273896</text:p>
          </table:table-cell>
          <table:table-cell table:formula="of:=(4*[.B5]^2 -2)^2" office:value-type="float" office:value="0.0417793599999999" calcext:value-type="float">
            <text:p>0,04177936</text:p>
          </table:table-cell>
          <table:table-cell table:formula="of:=2*[.B5]*[.C5]" office:value-type="float" office:value="0.335" calcext:value-type="float">
            <text:p>0,335</text:p>
          </table:table-cell>
          <table:table-cell table:formula="of:=(4*[.B5]^2-2)*[.C5]" office:value-type="float" office:value="-0.0510999999999999" calcext:value-type="float">
            <text:p>-0,0511</text:p>
          </table:table-cell>
          <table:table-cell table:formula="of:=[.$D$28] + 2 * [.B5] * [.$E$28] + [.$F$28]*[.F5]" office:value-type="float" office:value="0.320477431208185" calcext:value-type="float">
            <text:p>0,3204774312</text:p>
          </table:table-cell>
          <table:table-cell table:formula="of:=ABS([.K5]-[.C5])" office:value-type="float" office:value="0.0704774312081849" calcext:value-type="float">
            <text:p>0,0704774312</text:p>
          </table:table-cell>
          <table:table-cell table:formula="of:=[.L5]^2" office:value-type="float" office:value="0.00496706830970443" calcext:value-type="float">
            <text:p>0,0049670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*[.B6]" office:value-type="float" office:value="2" calcext:value-type="float">
            <text:p>2</text:p>
          </table:table-cell>
          <table:table-cell table:formula="of:=4 * [.B6]*[.B6]" office:value-type="float" office:value="4" calcext:value-type="float">
            <text:p>4</text:p>
          </table:table-cell>
          <table:table-cell table:formula="of:=4*[.B6]*[.B6]-2" office:value-type="float" office:value="2" calcext:value-type="float">
            <text:p>2</text:p>
          </table:table-cell>
          <table:table-cell table:formula="of:=2*[.B6]*(4 *[.B6]*[.B6]-2)" office:value-type="float" office:value="4" calcext:value-type="float">
            <text:p>4</text:p>
          </table:table-cell>
          <table:table-cell table:formula="of:=(4*[.B6]^2 -2)^2" office:value-type="float" office:value="4" calcext:value-type="float">
            <text:p>4</text:p>
          </table:table-cell>
          <table:table-cell table:formula="of:=2*[.B6]*[.C6]" office:value-type="float" office:value="2" calcext:value-type="float">
            <text:p>2</text:p>
          </table:table-cell>
          <table:table-cell table:formula="of:=(4*[.B6]^2-2)*[.C6]" office:value-type="float" office:value="2" calcext:value-type="float">
            <text:p>2</text:p>
          </table:table-cell>
          <table:table-cell table:formula="of:=[.$D$28] + 2 * [.B6] * [.$E$28] + [.$F$28]*[.F6]" office:value-type="float" office:value="0.995387389538952" calcext:value-type="float">
            <text:p>0,9953873895</text:p>
          </table:table-cell>
          <table:table-cell table:formula="of:=ABS([.K6]-[.C6])" office:value-type="float" office:value="0.00461261046104822" calcext:value-type="float">
            <text:p>0,0046126105</text:p>
          </table:table-cell>
          <table:table-cell table:formula="of:=[.L6]^2" office:value-type="float" office:value="0.0000212761752653714" calcext:value-type="float">
            <text:p>2,12761752653714E-005</text:p>
          </table:table-cell>
        </table:table-row>
        <table:table-row table:style-name="ro1">
          <table:table-cell office:value-type="string" calcext:value-type="string">
            <text:p>summ</text:p>
          </table:table-cell>
          <table:table-cell table:formula="of:=[.B2]+[.B3]+[.B4]+[.B5]+[.B6]" office:value-type="float" office:value="0.17" calcext:value-type="float">
            <text:p>0,17</text:p>
          </table:table-cell>
          <table:table-cell table:formula="of:=[.C2]+[.C3]+[.C4]+[.C5]+[.C6]" office:value-type="float" office:value="2" calcext:value-type="float">
            <text:p>2</text:p>
          </table:table-cell>
          <table:table-cell table:formula="of:=[.D2]+[.D3]+[.D4]+[.D5]+[.D6]" office:value-type="float" office:value="0.34" calcext:value-type="float">
            <text:p>0,34</text:p>
          </table:table-cell>
          <table:table-cell table:formula="of:=[.E2]+[.E3]+[.E4]+[.E5]+[.E6]" office:value-type="float" office:value="10.7956" calcext:value-type="float">
            <text:p>10,7956</text:p>
          </table:table-cell>
          <table:table-cell table:formula="of:=[.F2]+[.F3]+[.F4]+[.F5]+[.F6]" office:value-type="float" office:value="0.7956" calcext:value-type="float">
            <text:p>0,7956</text:p>
          </table:table-cell>
          <table:table-cell table:formula="of:=[.G2]+[.G3]+[.G4]+[.G5]+[.G6]" office:value-type="float" office:value="0.726104" calcext:value-type="float">
            <text:p>0,726104</text:p>
          </table:table-cell>
          <table:table-cell table:formula="of:=[.H2]+[.H3]+[.H4]+[.H5]+[.H6]" office:value-type="float" office:value="13.04177936" calcext:value-type="float">
            <text:p>13,04177936</text:p>
          </table:table-cell>
          <table:table-cell table:formula="of:=[.I2]+[.I3]+[.I4]+[.I5]+[.I6]" office:value-type="float" office:value="0.585" calcext:value-type="float">
            <text:p>0,585</text:p>
          </table:table-cell>
          <table:table-cell table:formula="of:=[.J2]+[.J3]+[.J4]+[.J5]+[.J6]" office:value-type="float" office:value="4.1989" calcext:value-type="float">
            <text:p>4,1989</text:p>
          </table:table-cell>
          <table:table-cell table:formula="of:=[.K2]+[.K3]+[.K4]+[.K5]+[.K6]" office:value-type="float" office:value="1.99999977072295" calcext:value-type="float">
            <text:p>1,9999997707</text:p>
          </table:table-cell>
          <table:table-cell table:formula="of:=[.L2]+[.L3]+[.L4]+[.L5]+[.L6]" office:value-type="float" office:value="0.698011210702429" calcext:value-type="float">
            <text:p>0,6980112107</text:p>
          </table:table-cell>
          <table:table-cell table:formula="of:=[.M2]+[.M3]+[.M4]+[.M5]+[.M6]" office:value-type="float" office:value="0.153282028098402" calcext:value-type="float">
            <text:p>0,1532820281</text:p>
          </table:table-cell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table:formula="of:=2*[.B7]" office:value-type="float" office:value="0.34" calcext:value-type="float">
            <text:p>0,34</text:p>
          </table:table-cell>
          <table:table-cell office:value-type="float" office:value="0.7956" calcext:value-type="float">
            <text:p>0,7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585" calcext:value-type="float">
            <text:p>0,585</text:p>
          </table:table-cell>
          <table:table-cell office:value-type="string" calcext:value-type="string">
            <text:p>c2</text:p>
          </table:table-cell>
          <table:table-cell office:value-type="float" office:value="0.34" calcext:value-type="float">
            <text:p>0,34</text:p>
          </table:table-cell>
          <table:table-cell office:value-type="float" office:value="10.7956" calcext:value-type="float">
            <text:p>10,7956</text:p>
          </table:table-cell>
          <table:table-cell office:value-type="float" office:value="0.726104" calcext:value-type="float">
            <text:p>0,726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.1989" calcext:value-type="float">
            <text:p>4,1989</text:p>
          </table:table-cell>
          <table:table-cell office:value-type="string" calcext:value-type="string">
            <text:p>c3</text:p>
          </table:table-cell>
          <table:table-cell office:value-type="float" office:value="0.7956" calcext:value-type="float">
            <text:p>0,7956</text:p>
          </table:table-cell>
          <table:table-cell office:value-type="float" office:value="0.726104" calcext:value-type="float">
            <text:p>0,726104</text:p>
          </table:table-cell>
          <table:table-cell office:value-type="float" office:value="13.0417794" calcext:value-type="float">
            <text:p>13,0417794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5" calcext:value-type="float">
            <text:p>0,585</text:p>
          </table:table-cell>
          <table:table-cell office:value-type="float" office:value="4.1989" calcext:value-type="float">
            <text:p>4,19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-[.$G$16] * [.E23] - [.$H$16] * [.F23] + [.$D$16])/[.$F$16]" office:value-type="float" office:value="-0.307908968" calcext:value-type="float">
            <text:p>-0,307908968</text:p>
          </table:table-cell>
          <table:table-cell table:formula="of:=([.$D$17] - [.$F$17] * [.D24] - [.$H$17] * [.F23])/[.$G$17]" office:value-type="float" office:value="-0.218528755833858" calcext:value-type="float">
            <text:p>-0,2185287558</text:p>
          </table:table-cell>
          <table:table-cell table:formula="of:=([.$D$18] - [.$F$18] * [.D24] - [.$G$18] * [.E24])/[.$H$18]" office:value-type="float" office:value="0.352907899873447" calcext:value-type="float">
            <text:p>0,3529078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-[.$G$16] * [.E24] - [.$H$16] * [.F24] + [.$D$16])/[.$F$16]" office:value-type="float" office:value="0.358705250368839" calcext:value-type="float">
            <text:p>0,3587052504</text:p>
          </table:table-cell>
          <table:table-cell table:formula="of:=([.$D$17] - [.$F$17] * [.D25] - [.$H$17] * [.F24])/[.$G$17]" office:value-type="float" office:value="0.0191552463174705" calcext:value-type="float">
            <text:p>0,0191552463</text:p>
          </table:table-cell>
          <table:table-cell table:formula="of:=([.$D$18] - [.$F$18] * [.D25] - [.$G$18] * [.E25])/[.$H$18]" office:value-type="float" office:value="0.299008692160094" calcext:value-type="float">
            <text:p>0,29900869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-[.$G$16] * [.E25] - [.$H$16] * [.F25] + [.$D$16])/[.$F$16]" office:value-type="float" office:value="0.351119180153898" calcext:value-type="float">
            <text:p>0,3511191802</text:p>
          </table:table-cell>
          <table:table-cell table:formula="of:=([.$D$17] - [.$F$17] * [.D26] - [.$H$17] * [.F25])/[.$G$17]" office:value-type="float" office:value="0.0230193848730466" calcext:value-type="float">
            <text:p>0,0230193849</text:p>
          </table:table-cell>
          <table:table-cell table:formula="of:=([.$D$18] - [.$F$18] * [.D26] - [.$G$18] * [.E26])/[.$H$18]" office:value-type="float" office:value="0.299256335591422" calcext:value-type="float">
            <text:p>0,29925633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-[.$G$16] * [.E26] - [.$H$16] * [.F26] + [.$D$16])/[.$F$16]" office:value-type="float" office:value="0.350817013709326" calcext:value-type="float">
            <text:p>0,3508170137</text:p>
          </table:table-cell>
          <table:table-cell table:formula="of:=([.$D$17] - [.$F$17] * [.D27] - [.$H$17] * [.F26])/[.$G$17]" office:value-type="float" office:value="0.0230122450850861" calcext:value-type="float">
            <text:p>0,0230122451</text:p>
          </table:table-cell>
          <table:table-cell table:formula="of:=([.$D$18] - [.$F$18] * [.D27] - [.$G$18] * [.E27])/[.$H$18]" office:value-type="float" office:value="0.299275166446045" calcext:value-type="float">
            <text:p>0,29927516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-[.$G$16] * [.E27] - [.$H$16] * [.F27] + [.$D$16])/[.$F$16]" office:value-type="float" office:value="0.350814502849319" calcext:value-type="float">
            <text:p>0,3508145028</text:p>
          </table:table-cell>
          <table:table-cell table:formula="of:=([.$D$17] - [.$F$17] * [.D28] - [.$H$17] * [.F27])/[.$G$17]" office:value-type="float" office:value="0.023011057613666" calcext:value-type="float">
            <text:p>0,0230110576</text:p>
          </table:table-cell>
          <table:table-cell table:formula="of:=([.$D$18] - [.$F$18] * [.D28] - [.$G$18] * [.E28])/[.$H$18]" office:value-type="float" office:value="0.29927538573115" calcext:value-type="float">
            <text:p>0,29927538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17:45:15.1702620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49:17.801521508</meta:creation-date>
    <meta:editing-duration>PT26M31S</meta:editing-duration>
    <meta:editing-cycles>7</meta:editing-cycles>
    <meta:generator>LibreOffice/4.3.1.2$Linux_x86 LibreOffice_project/958349dc3b25111dbca392fbc281a05559ef6848</meta:generator>
    <meta:initial-creator>Student  </meta:initial-creator>
    <dc:date>2018-04-09T17:51:38.029327113</dc:date>
    <dc:creator>Student  </dc:creator>
    <meta:document-statistic meta:table-count="1" meta:cell-count="133" meta:object-count="0"/>
  </office:meta>
</office:document-meta>
</file>